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 tableooo:tab-color="#ff0000"/>
    </style:style>
    <style:style style:name="ta2" style:family="table" style:master-page-name="Default">
      <style:table-properties table:display="true" style:writing-mode="lr-tb" tableooo:tab-color="#0084d1"/>
    </style:style>
    <number:text-style style:name="N100">
      <number:text-content/>
    </number:text-style>
    <style:style style:name="ce1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100">
      <style:table-cell-properties fo:background-color="#e6e6ff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e6e6ff"/>
    </style:style>
    <style:style style:name="ce5" style:family="table-cell" style:parent-style-name="Default">
      <style:table-cell-properties fo:background-color="transparent"/>
      <style:text-properties style:font-name="Arial" fo:font-weight="bold" style:font-name-asian="SimSun" style:font-weight-asian="bold" style:font-name-complex="Lucida Sans" style:font-weight-complex="bold"/>
    </style:style>
    <style:style style:name="ce10" style:family="table-cell" style:parent-style-name="Default">
      <style:table-cell-properties fo:background-color="#e6e6e6"/>
    </style:style>
    <style:style style:name="ce11" style:family="table-cell" style:parent-style-name="Default">
      <style:table-cell-properties fo:background-color="#b3b3b3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order-bottom="0.0008in solid #000000" fo:background-color="#80808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80808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 style:data-style-name="N100">
      <style:table-cell-properties fo:background-color="#b3b3b3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b3b3b3"/>
    </style:style>
  </office:automatic-styles>
  <office:body>
    <office:spreadsheet>
      <table:table table:name="Entrada" table:style-name="ta1" table:print="false">
        <table:table-column table:style-name="co1" table:default-cell-style-name="ce4"/>
        <table:table-column table:style-name="co1" table:number-columns-repeated="5" table:default-cell-style-name="Default"/>
        <table:table-row table:style-name="ro1">
          <table:table-cell table:style-name="ce1" office:value-type="string">
            <text:p>s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table:style-name="ce1" office:value-type="string">
            <text:p>t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table:style-name="ce1" office:value-type="string">
            <text:p>K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2"/>
          <table:table-cell table:style-name="ce1" office:value-type="string">
            <text:p>c</text:p>
          </table:table-cell>
          <table:table-cell table:style-name="ce1" office:value-type="string">
            <text:p>w</text:p>
          </table:table-cell>
          <table:table-cell table:number-columns-repeated="2"/>
          <table:table-cell table:style-name="ce5"/>
        </table:table-row>
        <table:table-row table:style-name="ro1">
          <table:table-cell table:style-name="ce3" office:value-type="string">
            <text:p>20,25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/>
          <table:table-cell table:style-name="ce2" table:number-columns-repeated="2"/>
        </table:table-row>
        <table:table-row table:style-name="ro1">
          <table:table-cell table:style-name="ce3" office:value-type="string">
            <text:p>21,28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/>
          <table:table-cell table:style-name="ce2" table:number-columns-repeated="2"/>
        </table:table-row>
        <table:table-row table:style-name="ro1">
          <table:table-cell table:style-name="ce3" office:value-type="string">
            <text:p>19,4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/>
          <table:table-cell table:style-name="ce2" table:number-columns-repeated="2"/>
        </table:table-row>
        <table:table-row table:style-name="ro1">
          <table:table-cell table:style-name="ce3" office:value-type="string">
            <text:p>17,20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/>
          <table:table-cell table:style-name="ce2" table:number-columns-repeated="2"/>
        </table:table-row>
        <table:table-row table:style-name="ro1">
          <table:table-cell table:style-name="ce3" office:value-type="string">
            <text:p>7,25</text:p>
          </table:table-cell>
          <table:table-cell table:number-columns-repeated="2" office:value-type="float" office:value="8">
            <text:p>8</text:p>
          </table:table-cell>
          <table:table-cell/>
          <table:table-cell table:style-name="ce2" table:number-columns-repeated="2"/>
        </table:table-row>
        <table:table-row table:style-name="ro1">
          <table:table-cell table:style-name="ce3" office:value-type="string">
            <text:p>20,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string">
            <text:p>18,19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string">
            <text:p>8,5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string">
            <text:p>10,7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string">
            <text:p>11,22</text:p>
          </table:table-cell>
          <table:table-cell table:number-columns-repeated="2" office:value-type="float" office:value="18">
            <text:p>18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string">
            <text:p>24,14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string">
            <text:p>14,1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string">
            <text:p>12,17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string">
            <text:p>1,28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string">
            <text:p>25,15</text:p>
          </table:table-cell>
          <table:table-cell office:value-type="float" office:value="39">
            <text:p>39</text:p>
          </table:table-cell>
          <table:table-cell office:value-type="float" office:value="9">
            <text:p>9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string">
            <text:p>15,4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string">
            <text:p>13,20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string">
            <text:p>2,27</text:p>
          </table:table-cell>
          <table:table-cell office:value-type="float" office:value="31">
            <text:p>31</text:p>
          </table:table-cell>
          <table:table-cell office:value-type="float" office:value="14">
            <text:p>14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string">
            <text:p>26,12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string">
            <text:p>3,2</text:p>
          </table:table-cell>
          <table:table-cell office:value-type="float" office:value="35">
            <text:p>35</text:p>
          </table:table-cell>
          <table:table-cell office:value-type="float" office:value="18">
            <text:p>18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string">
            <text:p>27,1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string">
            <text:p>28,10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string">
            <text:p>5,24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string">
            <text:p>29,11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string">
            <text:p>6,23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string">
            <text:p>30,1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string">
            <text:p>19,13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string">
            <text:p>17,13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string">
            <text:p>20,14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string">
            <text:p>18,10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string">
            <text:p>21,15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string">
            <text:p>22,12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string">
            <text:p>23,9</text:p>
          </table:table-cell>
          <table:table-cell office:value-type="float" office:value="30">
            <text:p>30</text:p>
          </table:table-cell>
          <table:table-cell office:value-type="float" office:value="19">
            <text:p>19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string">
            <text:p>10,14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string">
            <text:p>8,18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string">
            <text:p>11,15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9,19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14,8</text:p>
          </table:table-cell>
          <table:table-cell office:value-type="float" office:value="37">
            <text:p>37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12,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1,21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25,16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15,13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2,18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26,23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3,11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27,6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4,12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29,4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16,7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6,14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19,18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17,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7,15</text:p>
          </table:table-cell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20,21</text:p>
          </table:table-cell>
          <table:table-cell office:value-type="float" office:value="33">
            <text:p>33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16,29</text:p>
          </table:table-cell>
          <table:table-cell table:number-columns-repeated="2"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21,8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17,24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10,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8,2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11,4</text:p>
          </table:table-cell>
          <table:table-cell office:value-type="float" office:value="40">
            <text:p>40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9,20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24,28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14,19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10,19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13,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26,3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24,2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12,29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25,3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28,24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2,7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3,22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6,1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30,2</text:p>
          </table:table-cell>
          <table:table-cell table:number-columns-repeated="2"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4,17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7,4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5,20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20,28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16,20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6,27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21,17</text:p>
          </table:table-cell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19,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22,30</text:p>
          </table:table-cell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18,22</text:p>
          </table:table-cell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14,26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10,2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15,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11,19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26,25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12,2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1,25</text:p>
          </table:table-cell>
          <table:table-cell office:value-type="float" office:value="40">
            <text:p>40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25,4</text:p>
          </table:table-cell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28,23</text:p>
          </table:table-cell>
          <table:table-cell table:number-columns-repeated="2"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2,30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26,3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29,22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30,5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20,27</text:p>
          </table:table-cell>
          <table:table-cell office:value-type="float" office:value="36">
            <text:p>36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6,18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19,6</text:p>
          </table:table-cell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7,27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22,17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18,17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21,4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8,7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22,11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9,6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10,5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15,24</text:p>
          </table:table-cell>
          <table:table-cell office:value-type="float" office:value="35">
            <text:p>35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11,8</text:p>
          </table:table-cell>
          <table:table-cell office:value-type="float" office:value="32">
            <text:p>32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24,16</text:p>
          </table:table-cell>
          <table:table-cell table:number-columns-repeated="2"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14,7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1,18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25,13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2,2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26,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3,4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30,12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5,6</text:p>
          </table:table-cell>
          <table:table-cell table:number-columns-repeated="2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29,9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16,2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30,22</text:p>
          </table:table-cell>
          <table:table-cell office:value-type="float" office:value="38">
            <text:p>38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19,15</text:p>
          </table:table-cell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17,3</text:p>
          </table:table-cell>
          <table:table-cell office:value-type="float" office:value="34">
            <text:p>34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18,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16,2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22,2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9,15</text:p>
          </table:table-cell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10,12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8,20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11,1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25,22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28,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2,10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5,15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6,1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19,20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7,9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20,23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21,2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17,30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22,5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8,27</text:p>
          </table:table-cell>
          <table:table-cell office:value-type="float" office:value="33">
            <text:p>33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11,6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9,26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24,30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14,17</text:p>
          </table:table-cell>
          <table:table-cell office:value-type="float" office:value="37">
            <text:p>37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12,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13,4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26,2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27,17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28,26</text:p>
          </table:table-cell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2,5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5,8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3,24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6,7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4,19</text:p>
          </table:table-cell>
          <table:table-cell office:value-type="float" office:value="38">
            <text:p>38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19,29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5,18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19,3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17,23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7,28</text:p>
          </table:table-cell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22,28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20,4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18,20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8,2</text:p>
          </table:table-cell>
          <table:table-cell office:value-type="float" office:value="39">
            <text:p>39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9,3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14,24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10,24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15,29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11,21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24,11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14,2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12,22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27,22</text:p>
          </table:table-cell>
          <table:table-cell table:number-columns-repeated="2"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28,17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29,20</text:p>
          </table:table-cell>
          <table:table-cell office:value-type="float" office:value="38">
            <text:p>38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27,12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30,11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4,26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28,15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29,1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16,13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6,16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19,8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20,3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23,22</text:p>
          </table:table-cell>
          <table:table-cell office:value-type="float" office:value="39">
            <text:p>39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8,9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9,4</text:p>
          </table:table-cell>
          <table:table-cell office:value-type="float" office:value="34">
            <text:p>34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14,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12,13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1,16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25,19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2,23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3,6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4,1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28,6</text:p>
          </table:table-cell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29,7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16,4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30,20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17,1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7,18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21,11</text:p>
          </table:table-cell>
          <table:table-cell office:value-type="float" office:value="26">
            <text:p>26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9,13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23,5</text:p>
          </table:table-cell>
          <table:table-cell office:value-type="float" office:value="37">
            <text:p>37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11,3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24,25</text:p>
          </table:table-cell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14,12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12,4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10,20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25,20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15,9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13,9</text:p>
          </table:table-cell>
          <table:table-cell office:value-type="float" office:value="37">
            <text:p>37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11,25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26,19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27,26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1,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4,8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28,29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2,8</text:p>
          </table:table-cell>
          <table:table-cell table:number-columns-repeated="2"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5,13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3,21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19,22</text:p>
          </table:table-cell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7,11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20,17</text:p>
          </table:table-cell>
          <table:table-cell office:value-type="float" office:value="37">
            <text:p>37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16,17</text:p>
          </table:table-cell>
          <table:table-cell office:value-type="float" office:value="39">
            <text:p>39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21,20</text:p>
          </table:table-cell>
          <table:table-cell office:value-type="float" office:value="38">
            <text:p>38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22,27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18,27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23,2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12,3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15,22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11,30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12,2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25,7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13,28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26,4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29,25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3,26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30,6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4,29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20,24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21,29</text:p>
          </table:table-cell>
          <table:table-cell office:value-type="float" office:value="39">
            <text:p>39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23,27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21,7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8,4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14,30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10,6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11,23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12,16</text:p>
          </table:table-cell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1,29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13,21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26,15</text:p>
          </table:table-cell>
          <table:table-cell table:number-columns-repeated="2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27,14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30,9</text:p>
          </table:table-cell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5,25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16,15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19,10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17,14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7,23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22,21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20,13</text:p>
          </table:table-cell>
          <table:table-cell office:value-type="float" office:value="33">
            <text:p>33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18,13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8,11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22,15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9,10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23,14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8,17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24,20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12,15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1,22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25,17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26,22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27,7</text:p>
          </table:table-cell>
          <table:table-cell office:value-type="float" office:value="34">
            <text:p>34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4,3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2,15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29,5</text:p>
          </table:table-cell>
          <table:table-cell office:value-type="float" office:value="31">
            <text:p>31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16,6</text:p>
          </table:table-cell>
          <table:table-cell office:value-type="float" office:value="39">
            <text:p>39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6,9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30,26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18,4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16,28</text:p>
          </table:table-cell>
          <table:table-cell office:value-type="float" office:value="39">
            <text:p>39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17,25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23,7</text:p>
          </table:table-cell>
          <table:table-cell office:value-type="float" office:value="36">
            <text:p>36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8,24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11,5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9,21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24,27</text:p>
          </table:table-cell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14,18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12,6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25,26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13,7</text:p>
          </table:table-cell>
          <table:table-cell office:value-type="float" office:value="37">
            <text:p>37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11,27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24,1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27,28</text:p>
          </table:table-cell>
          <table:table-cell office:value-type="float" office:value="37">
            <text:p>37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4,10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2,6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5,11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29,30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4,16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20,19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16,19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6,26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21,18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18,25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9,30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14,2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10,29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11,16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26,24</text:p>
          </table:table-cell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24,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12,2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1,26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25,5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28,22</text:p>
          </table:table-cell>
          <table:table-cell office:value-type="float" office:value="35">
            <text:p>35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2,1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26,2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27,11</text:p>
          </table:table-cell>
          <table:table-cell office:value-type="float" office:value="38">
            <text:p>38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30,4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7,2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20,26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16,1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6,29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21,27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17,11</text:p>
          </table:table-cell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7,24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18,16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21,5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8,6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22,10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9,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14,28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10,4</text:p>
          </table:table-cell>
          <table:table-cell office:value-type="float" office:value="38">
            <text:p>38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15,25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11,9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24,15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1,19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2,24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26,13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29,16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3,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30,1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30,17</text:p>
          </table:table-cell>
          <table:table-cell office:value-type="float" office:value="40">
            <text:p>40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19,12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17,12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7,17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18,11</text:p>
          </table:table-cell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23,18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21,14</text:p>
          </table:table-cell>
          <table:table-cell table:number-columns-repeated="2"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8,1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22,13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23,8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10,15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11,14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9,1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14,9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12,9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1,20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13,12</text:p>
          </table:table-cell>
          <table:table-cell office:value-type="float" office:value="40">
            <text:p>40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27,25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1,14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4,13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2,13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29,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6,15</text:p>
          </table:table-cell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30,24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17,5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7,14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18,2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21,23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22,4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18,2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23,1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11,7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9,27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24,29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25,24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15,21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13,5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24,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12,30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1,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28,25</text:p>
          </table:table-cell>
          <table:table-cell office:value-type="float" office:value="37">
            <text:p>37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2,4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5,9</text:p>
          </table:table-cell>
          <table:table-cell office:value-type="float" office:value="34">
            <text:p>34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29,28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3,25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30,3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4,1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19,26</text:p>
          </table:table-cell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16,21</text:p>
          </table:table-cell>
          <table:table-cell table:number-columns-repeated="2"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6,24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21,1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17,16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7,29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23,30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8,1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9,28</text:p>
          </table:table-cell>
          <table:table-cell office:value-type="float" office:value="32">
            <text:p>32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14,27</text:p>
          </table:table-cell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10,27</text:p>
          </table:table-cell>
          <table:table-cell office:value-type="float" office:value="33">
            <text:p>33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15,18</text:p>
          </table:table-cell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25,11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13,24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28,16</text:p>
          </table:table-cell>
          <table:table-cell office:value-type="float" office:value="26">
            <text:p>26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29,21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27,13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4,25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5,28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16,12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6,19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7,26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20,2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18,14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22,8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10,2</text:p>
          </table:table-cell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15,27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25,12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15,1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2,22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26,11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3,7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27,2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1,11</text:p>
          </table:table-cell>
          <table:table-cell office:value-type="float" office:value="36">
            <text:p>36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30,13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29,8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16,3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30,23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19,14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7,19</text:p>
          </table:table-cell>
          <table:table-cell office:value-type="float" office:value="38">
            <text:p>38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18,9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8,1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22,3</text:p>
          </table:table-cell>
          <table:table-cell table:number-columns-repeated="2"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9,14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10,13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8,21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14,1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10,23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2,17</text:p>
          </table:table-cell>
          <table:table-cell office:value-type="float" office:value="38">
            <text:p>38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3,12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5,14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3,18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4,21</text:p>
          </table:table-cell>
          <table:table-cell office:value-type="float" office:value="35">
            <text:p>35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19,23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18,2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23,3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9,25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25,3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15,23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13,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26,29</text:p>
          </table:table-cell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24,5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12,24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27,16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1,5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26,7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29,26</text:p>
          </table:table-cell>
          <table:table-cell office:value-type="float" office:value="38">
            <text:p>38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6,4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4,28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19,28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7,1</text:p>
          </table:table-cell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5,17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16,23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21,3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17,2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18,2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8,3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9,2</text:p>
          </table:table-cell>
          <table:table-cell office:value-type="float" office:value="39">
            <text:p>39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14,25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10,25</text:p>
          </table:table-cell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15,28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11,20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24,12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14,3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28,18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2,29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26,14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29,19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27,1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30,8</text:p>
          </table:table-cell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29,13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16,14</text:p>
          </table:table-cell>
          <table:table-cell office:value-type="float" office:value="40">
            <text:p>40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30,18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19,11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17,15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22,20</text:p>
          </table:table-cell>
          <table:table-cell office:value-type="float" office:value="38">
            <text:p>38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20,12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18,1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23,17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21,1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8,10</text:p>
          </table:table-cell>
          <table:table-cell office:value-type="float" office:value="31">
            <text:p>31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9,11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23,1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8,16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24,19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14,10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1,9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28,7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2,14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5,3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16,5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6,8</text:p>
          </table:table-cell>
          <table:table-cell office:value-type="float" office:value="36">
            <text:p>36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30,21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7,13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20,11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18,7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17,26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22,1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9,12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23,4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8,23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11,2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9,22</text:p>
          </table:table-cell>
          <table:table-cell office:value-type="float" office:value="35">
            <text:p>35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12,5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10,21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13,8</text:p>
          </table:table-cell>
          <table:table-cell office:value-type="float" office:value="36">
            <text:p>36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3,14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1,2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28,30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2,9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5,12</text:p>
          </table:table-cell>
          <table:table-cell office:value-type="float" office:value="38">
            <text:p>38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6,3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30,28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4,2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7,10</text:p>
          </table:table-cell>
          <table:table-cell office:value-type="float" office:value="34">
            <text:p>34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5,22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21,19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17,19</text:p>
          </table:table-cell>
          <table:table-cell office:value-type="float" office:value="36">
            <text:p>36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22,24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8,30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14,20</text:p>
          </table:table-cell>
          <table:table-cell table:number-columns-repeated="2"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10,28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25,28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15,17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13,1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11,17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26,27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24,7</text:p>
          </table:table-cell>
          <table:table-cell office:value-type="float" office:value="29">
            <text:p>29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1,27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25,6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13,27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28,2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26,5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27,8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30,7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4,30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19,30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3"/>
        </table:table-row>
      </table:table>
      <table:table table:name="Solucao" table:style-name="ta2" table:print="false">
        <table:table-column table:style-name="co1" table:default-cell-style-name="Default"/>
        <table:table-column table:style-name="co1" table:default-cell-style-name="ce9"/>
        <table:table-column table:style-name="co1" table:default-cell-style-name="ce10"/>
        <table:table-column table:style-name="co1" table:number-columns-repeated="8" table:default-cell-style-name="Default"/>
        <table:table-row table:style-name="ro2">
          <table:table-cell table:style-name="ce6" office:value-type="string" table:number-columns-spanned="3" table:number-rows-spanned="1">
            <text:p>Variável Binária: Yik - Aresta ik na solução</text:p>
          </table:table-cell>
          <table:covered-table-cell table:number-columns-repeated="2" table:style-name="Default"/>
          <table:table-cell table:number-columns-repeated="2"/>
          <table:table-cell table:style-name="ce6" office:value-type="string" table:number-columns-spanned="3" table:number-rows-spanned="1">
            <text:p>Restrição 1: Saí = Entra</text:p>
          </table:table-cell>
          <table:covered-table-cell table:number-columns-repeated="2"/>
          <table:table-cell/>
          <table:table-cell table:style-name="ce13" office:value-type="string" table:number-columns-spanned="2" table:number-rows-spanned="1">
            <text:p>Função Objetivo</text:p>
          </table:table-cell>
          <table:covered-table-cell/>
        </table:table-row>
        <table:table-row table:style-name="ro2">
          <table:table-cell table:style-name="ce7" office:value-type="string" table:number-columns-spanned="1" table:number-rows-spanned="546">
            <text:p>Arestas</text:p>
          </table:table-cell>
          <table:table-cell table:style-name="ce8" office:value-type="string">
            <text:p>20,25</text:p>
          </table:table-cell>
          <table:table-cell office:value-type="float" office:value="0">
            <text:p>0</text:p>
          </table:table-cell>
          <table:table-cell/>
          <table:table-cell table:style-name="ce6" office:value-type="string">
            <text:p>Vértice</text:p>
          </table:table-cell>
          <table:table-cell table:style-name="ce6" office:value-type="string">
            <text:p>LHS</text:p>
          </table:table-cell>
          <table:table-cell table:style-name="ce6" office:value-type="string">
            <text:p>Sinal</text:p>
          </table:table-cell>
          <table:table-cell table:style-name="ce6" office:value-type="string">
            <text:p>RHS</text:p>
          </table:table-cell>
          <table:table-cell/>
          <table:table-cell table:style-name="ce12" office:value-type="string">
            <text:p>min</text:p>
          </table:table-cell>
          <table:table-cell table:style-name="ce10" table:formula="of:=SUMPRODUCT([.C2:.C547];[Entrada.B6:.B551])" office:value-type="float" office:value="21">
            <text:p>21</text:p>
          </table:table-cell>
        </table:table-row>
        <table:table-row table:style-name="ro1">
          <table:covered-table-cell/>
          <table:table-cell table:style-name="ce8" office:value-type="string">
            <text:p>21,28</text:p>
          </table:table-cell>
          <table:table-cell office:value-type="float" office:value="0">
            <text:p>0</text:p>
          </table:table-cell>
          <table:table-cell/>
          <table:table-cell table:style-name="ce11" office:value-type="float" office:value="1">
            <text:p>1</text:p>
          </table:table-cell>
          <table:table-cell table:style-name="ce10" table:formula="of:=[.C15]+[.C41]+[.C92]+[.C114]+[.C193]+[.C218]+[.C252]+[.C272]+[.C314]+[.C338]+[.C359]+[.C362]+[.C383]+[.C424]+[.C455]+[.C497]+[.C518]+[.C539]" office:value-type="float" office:value="0">
            <text:p>0</text:p>
          </table:table-cell>
          <table:table-cell table:style-name="ce12" office:value-type="string">
            <text:p>=</text:p>
          </table:table-cell>
          <table:table-cell table:style-name="ce10" table:formula="of:=[.C22]+[.C74]+[.C83]+[.C132]+[.C149]+[.C197]+[.C202]+[.C295]+[.C317]+[.C374]+[.C398]+[.C419]+[.C461]+[.C490]+[.C508]+[.C535]" office:value-type="float" office:value="0">
            <text:p>0</text:p>
          </table:table-cell>
          <table:table-cell table:number-columns-repeated="3"/>
        </table:table-row>
        <table:table-row table:style-name="ro1">
          <table:covered-table-cell/>
          <table:table-cell table:style-name="ce8" office:value-type="string">
            <text:p>19,4</text:p>
          </table:table-cell>
          <table:table-cell office:value-type="float" office:value="0">
            <text:p>0</text:p>
          </table:table-cell>
          <table:table-cell/>
          <table:table-cell table:style-name="ce11" office:value-type="float" office:value="2">
            <text:p>2</text:p>
          </table:table-cell>
          <table:table-cell table:style-name="ce10" table:formula="of:=[.C19]+[.C44]+[.C72]+[.C95]+[.C116]+[.C135]+[.C154]+[.C195]+[.C221]+[.C277]+[.C298]+[.C317]+[.C339]+[.C364]+[.C385]+[.C420]+[.C439]+[.C476]+[.C499]+[.C520]" office:value-type="float" office:value="0">
            <text:p>0</text:p>
          </table:table-cell>
          <table:table-cell table:style-name="ce12" office:value-type="string">
            <text:p>=</text:p>
          </table:table-cell>
          <table:table-cell table:style-name="ce10" table:formula="of:=[.C21]+[.C68]+[.C75]+[.C122]+[.C128]+[.C167]+[.C174]+[.C231]+[.C318]+[.C321]+[.C370]+[.C413]+[.C416]+[.C423]+[.C468]+[.C512]+[.C518]" office:value-type="float" office:value="0">
            <text:p>0</text:p>
          </table:table-cell>
          <table:table-cell table:number-columns-repeated="3"/>
        </table:table-row>
        <table:table-row table:style-name="ro1">
          <table:covered-table-cell/>
          <table:table-cell table:style-name="ce8" office:value-type="string">
            <text:p>17,20</text:p>
          </table:table-cell>
          <table:table-cell office:value-type="float" office:value="0">
            <text:p>0</text:p>
          </table:table-cell>
          <table:table-cell/>
          <table:table-cell table:style-name="ce11" office:value-type="float" office:value="3">
            <text:p>3</text:p>
          </table:table-cell>
          <table:table-cell table:style-name="ce10" table:formula="of:=[.C21]+[.C46]+[.C73]+[.C118]+[.C156]+[.C196]+[.C223]+[.C240]+[.C342]+[.C388]+[.C422]+[.C440]+[.C442]+[.C517]" office:value-type="float" office:value="0">
            <text:p>0</text:p>
          </table:table-cell>
          <table:table-cell table:style-name="ce12" office:value-type="string">
            <text:p>=</text:p>
          </table:table-cell>
          <table:table-cell table:style-name="ce10" table:formula="of:=[.C70]+[.C96]+[.C125]+[.C134]+[.C161]+[.C168]+[.C187]+[.C207]+[.C218]+[.C232]+[.C276]+[.C365]+[.C381]+[.C389]+[.C427]+[.C433]+[.C446]+[.C450]+[.C467]+[.C474]+[.C500]+[.C522]" office:value-type="float" office:value="0">
            <text:p>0</text:p>
          </table:table-cell>
          <table:table-cell table:number-columns-repeated="3"/>
        </table:table-row>
        <table:table-row table:style-name="ro1">
          <table:covered-table-cell/>
          <table:table-cell table:style-name="ce8" office:value-type="string">
            <text:p>7,25</text:p>
          </table:table-cell>
          <table:table-cell office:value-type="float" office:value="0">
            <text:p>0</text:p>
          </table:table-cell>
          <table:table-cell/>
          <table:table-cell table:style-name="ce11" office:value-type="float" office:value="4">
            <text:p>4</text:p>
          </table:table-cell>
          <table:table-cell table:style-name="ce10" table:formula="of:=[.C48]+[.C76]+[.C158]+[.C181]+[.C197]+[.C219]+[.C242]+[.C276]+[.C297]+[.C301]+[.C363]+[.C390]+[.C408]+[.C443]+[.C459]+[.C524]+[.C546]" office:value-type="float" office:value="0">
            <text:p>0</text:p>
          </table:table-cell>
          <table:table-cell table:style-name="ce12" office:value-type="string">
            <text:p>=</text:p>
          </table:table-cell>
          <table:table-cell table:style-name="ce10" table:formula="of:=[.C4]+[.C17]+[.C49]+[.C61]+[.C77]+[.C93]+[.C105]+[.C118]+[.C150]+[.C165]+[.C190]+[.C200]+[.C210]+[.C238]+[.C247]+[.C282]+[.C320]+[.C334]+[.C372]+[.C385]+[.C458]+[.C510]" office:value-type="float" office:value="0">
            <text:p>0</text:p>
          </table:table-cell>
          <table:table-cell table:number-columns-repeated="3"/>
        </table:table-row>
        <table:table-row table:style-name="ro1">
          <table:covered-table-cell/>
          <table:table-cell table:style-name="ce8" office:value-type="string">
            <text:p>20,7</text:p>
          </table:table-cell>
          <table:table-cell office:value-type="float" office:value="0">
            <text:p>0</text:p>
          </table:table-cell>
          <table:table-cell/>
          <table:table-cell table:style-name="ce11" office:value-type="float" office:value="6">
            <text:p>6</text:p>
          </table:table-cell>
          <table:table-cell table:style-name="ce10" table:formula="of:=[.C26]+[.C51]+[.C74]+[.C81]+[.C100]+[.C137]+[.C157]+[.C185]+[.C280]+[.C304]+[.C324]+[.C366]+[.C393]+[.C411]+[.C458]+[.C502]+[.C522]" office:value-type="float" office:value="0">
            <text:p>0</text:p>
          </table:table-cell>
          <table:table-cell table:style-name="ce12" office:value-type="string">
            <text:p>=</text:p>
          </table:table-cell>
          <table:table-cell table:style-name="ce10" table:formula="of:=[.C47]+[.C53]+[.C66]+[.C101]+[.C108]+[.C120]+[.C145]+[.C196]+[.C198]+[.C241]+[.C249]+[.C279]+[.C291]+[.C298]+[.C330]+[.C540]" office:value-type="float" office:value="0">
            <text:p>0</text:p>
          </table:table-cell>
          <table:table-cell table:number-columns-repeated="3"/>
        </table:table-row>
        <table:table-row table:style-name="ro1">
          <table:covered-table-cell/>
          <table:table-cell office:value-type="string">
            <text:p>18,19</text:p>
          </table:table-cell>
          <table:table-cell office:value-type="float" office:value="0">
            <text:p>0</text:p>
          </table:table-cell>
          <table:table-cell/>
          <table:table-cell table:style-name="ce11" office:value-type="float" office:value="7">
            <text:p>7</text:p>
          </table:table-cell>
          <table:table-cell table:style-name="ce10" table:formula="of:=[.C6]+[.C54]+[.C77]+[.C102]+[.C139]+[.C163]+[.C203]+[.C225]+[.C261]+[.C321]+[.C327]+[.C347]+[.C369]+[.C396]+[.C412]+[.C430]+[.C461]+[.C504]+[.C525]" office:value-type="float" office:value="0">
            <text:p>0</text:p>
          </table:table-cell>
          <table:table-cell table:style-name="ce12" office:value-type="string">
            <text:p>=</text:p>
          </table:table-cell>
          <table:table-cell table:style-name="ce10" table:formula="of:=[.C7]+[.C10]+[.C50]+[.C72]+[.C106]+[.C113]+[.C157]+[.C199]+[.C236]+[.C246]+[.C275]+[.C285]+[.C293]+[.C332]+[.C375]+[.C383]+[.C422]+[.C456]+[.C498]+[.C506]+[.C538]+[.C545]" office:value-type="float" office:value="0">
            <text:p>0</text:p>
          </table:table-cell>
          <table:table-cell table:number-columns-repeated="3"/>
        </table:table-row>
        <table:table-row table:style-name="ro1">
          <table:covered-table-cell/>
          <table:table-cell office:value-type="string">
            <text:p>8,5</text:p>
          </table:table-cell>
          <table:table-cell office:value-type="float" office:value="0">
            <text:p>0</text:p>
          </table:table-cell>
          <table:table-cell/>
          <table:table-cell table:style-name="ce11" office:value-type="float" office:value="8">
            <text:p>8</text:p>
          </table:table-cell>
          <table:table-cell table:style-name="ce10" table:formula="of:=[.C9]+[.C36]+[.C60]+[.C106]+[.C131]+[.C144]+[.C167]+[.C189]+[.C247]+[.C265]+[.C269]+[.C286]+[.C330]+[.C351]+[.C398]+[.C432]+[.C436]+[.C467]+[.C491]+[.C494]+[.C511]+[.C530]" office:value-type="float" office:value="0">
            <text:p>0</text:p>
          </table:table-cell>
          <table:table-cell table:style-name="ce12" office:value-type="string">
            <text:p>=</text:p>
          </table:table-cell>
          <table:table-cell table:style-name="ce10" table:formula="of:=[.C39]+[.C40]+[.C57]+[.C111]+[.C126]+[.C155]+[.C186]+[.C219]+[.C221]+[.C312]+[.C353]+[.C415]+[.C426]+[.C480]+[.C502]+[.C516]+[.C544]" office:value-type="float" office:value="0">
            <text:p>0</text:p>
          </table:table-cell>
          <table:table-cell table:number-columns-repeated="3"/>
        </table:table-row>
        <table:table-row table:style-name="ro1">
          <table:covered-table-cell/>
          <table:table-cell office:value-type="string">
            <text:p>10,7</text:p>
          </table:table-cell>
          <table:table-cell office:value-type="float" office:value="0">
            <text:p>0</text:p>
          </table:table-cell>
          <table:table-cell/>
          <table:table-cell table:style-name="ce11" office:value-type="float" office:value="9">
            <text:p>9</text:p>
          </table:table-cell>
          <table:table-cell table:style-name="ce10" table:formula="of:=[.C38]+[.C62]+[.C108]+[.C129]+[.C146]+[.C168]+[.C190]+[.C205]+[.C267]+[.C288]+[.C307]+[.C332]+[.C356]+[.C376]+[.C399]+[.C434]+[.C447]+[.C468]+[.C492]+[.C509]+[.C513]" office:value-type="float" office:value="0">
            <text:p>0</text:p>
          </table:table-cell>
          <table:table-cell table:style-name="ce12" office:value-type="string">
            <text:p>=</text:p>
          </table:table-cell>
          <table:table-cell table:style-name="ce10" table:formula="of:=[.C34]+[.C59]+[.C121]+[.C139]+[.C189]+[.C213]+[.C214]+[.C256]+[.C280]+[.C336]+[.C357]+[.C358]+[.C386]+[.C431]+[.C497]+[.C520]" office:value-type="float" office:value="0">
            <text:p>0</text:p>
          </table:table-cell>
          <table:table-cell table:number-columns-repeated="3"/>
        </table:table-row>
        <table:table-row table:style-name="ro1">
          <table:covered-table-cell/>
          <table:table-cell office:value-type="string">
            <text:p>11,22</text:p>
          </table:table-cell>
          <table:table-cell office:value-type="float" office:value="0">
            <text:p>0</text:p>
          </table:table-cell>
          <table:table-cell/>
          <table:table-cell table:style-name="ce11" office:value-type="float" office:value="11">
            <text:p>11</text:p>
          </table:table-cell>
          <table:table-cell table:style-name="ce10" table:formula="of:=[.C11]+[.C37]+[.C61]+[.C89]+[.C111]+[.C132]+[.C145]+[.C172]+[.C207]+[.C215]+[.C234]+[.C250]+[.C287]+[.C294]+[.C310]+[.C336]+[.C355]+[.C375]+[.C472]+[.C512]+[.C536]" office:value-type="float" office:value="0">
            <text:p>0</text:p>
          </table:table-cell>
          <table:table-cell table:style-name="ce12" office:value-type="string">
            <text:p>=</text:p>
          </table:table-cell>
          <table:table-cell table:style-name="ce10" table:formula="of:=[.C25]+[.C46]+[.C107]+[.C173]+[.C180]+[.C204]+[.C225]+[.C265]+[.C299]+[.C319]+[.C326]+[.C348]+[.C403]+[.C421]+[.C424]+[.C484]+[.C492]+[.C505]" office:value-type="float" office:value="0">
            <text:p>0</text:p>
          </table:table-cell>
          <table:table-cell table:number-columns-repeated="3"/>
        </table:table-row>
        <table:table-row table:style-name="ro1">
          <table:covered-table-cell/>
          <table:table-cell office:value-type="string">
            <text:p>24,14</text:p>
          </table:table-cell>
          <table:table-cell office:value-type="float" office:value="0">
            <text:p>0</text:p>
          </table:table-cell>
          <table:table-cell/>
          <table:table-cell table:style-name="ce11" office:value-type="float" office:value="12">
            <text:p>12</text:p>
          </table:table-cell>
          <table:table-cell table:style-name="ce10" table:formula="of:=[.C14]+[.C40]+[.C69]+[.C91]+[.C149]+[.C175]+[.C192]+[.C210]+[.C232]+[.C235]+[.C251]+[.C271]+[.C291]+[.C313]+[.C358]+[.C382]+[.C453]+[.C514]" office:value-type="float" office:value="0">
            <text:p>0</text:p>
          </table:table-cell>
          <table:table-cell table:style-name="ce12" office:value-type="string">
            <text:p>=</text:p>
          </table:table-cell>
          <table:table-cell table:style-name="ce10" table:formula="of:=[.C20]+[.C33]+[.C48]+[.C119]+[.C130]+[.C137]+[.C179]+[.C209]+[.C345]+[.C346]+[.C360]+[.C410]+[.C418]+[.C440]+[.C473]+[.C487]+[.C488]+[.C509]+[.C521]" office:value-type="float" office:value="0">
            <text:p>0</text:p>
          </table:table-cell>
          <table:table-cell table:number-columns-repeated="3"/>
        </table:table-row>
        <table:table-row table:style-name="ro1">
          <table:covered-table-cell/>
          <table:table-cell office:value-type="string">
            <text:p>14,1</text:p>
          </table:table-cell>
          <table:table-cell office:value-type="float" office:value="0">
            <text:p>0</text:p>
          </table:table-cell>
          <table:table-cell/>
          <table:table-cell table:style-name="ce11" office:value-type="float" office:value="13">
            <text:p>13</text:p>
          </table:table-cell>
          <table:table-cell table:style-name="ce10" table:formula="of:=[.C18]+[.C66]+[.C150]+[.C214]+[.C237]+[.C253]+[.C293]+[.C360]+[.C380]+[.C404]+[.C450]+[.C516]+[.C535]+[.C541]" office:value-type="float" office:value="0">
            <text:p>0</text:p>
          </table:table-cell>
          <table:table-cell table:style-name="ce12" office:value-type="string">
            <text:p>=</text:p>
          </table:table-cell>
          <table:table-cell table:style-name="ce10" table:formula="of:=[.C28]+[.C29]+[.C43]+[.C115]+[.C184]+[.C192]+[.C205]+[.C222]+[.C263]+[.C264]+[.C340]+[.C351]+[.C352]+[.C363]+[.C364]+[.C407]+[.C425]+[.C435]+[.C481]+[.C504]" office:value-type="float" office:value="0">
            <text:p>0</text:p>
          </table:table-cell>
          <table:table-cell table:number-columns-repeated="3"/>
        </table:table-row>
        <table:table-row table:style-name="ro1">
          <table:covered-table-cell/>
          <table:table-cell office:value-type="string">
            <text:p>12,17</text:p>
          </table:table-cell>
          <table:table-cell office:value-type="float" office:value="0">
            <text:p>0</text:p>
          </table:table-cell>
          <table:table-cell/>
          <table:table-cell table:style-name="ce11" office:value-type="float" office:value="14">
            <text:p>14</text:p>
          </table:table-cell>
          <table:table-cell table:style-name="ce10" table:formula="of:=[.C13]+[.C39]+[.C64]+[.C86]+[.C113]+[.C148]+[.C169]+[.C174]+[.C191]+[.C209]+[.C248]+[.C290]+[.C308]+[.C333]+[.C357]+[.C400]+[.C437]+[.C469]+[.C474]+[.C496]+[.C531]" office:value-type="float" office:value="0">
            <text:p>0</text:p>
          </table:table-cell>
          <table:table-cell table:style-name="ce12" office:value-type="string">
            <text:p>=</text:p>
          </table:table-cell>
          <table:table-cell table:style-name="ce10" table:formula="of:=[.C12]+[.C30]+[.C35]+[.C51]+[.C183]+[.C255]+[.C260]+[.C268]+[.C350]+[.C355]+[.C362]+[.C369]+[.C414]+[.C429]+[.C434]+[.C441]+[.C477]+[.C482]+[.C499]+[.C517]" office:value-type="float" office:value="0">
            <text:p>0</text:p>
          </table:table-cell>
          <table:table-cell table:number-columns-repeated="3"/>
        </table:table-row>
        <table:table-row table:style-name="ro1">
          <table:covered-table-cell/>
          <table:table-cell office:value-type="string">
            <text:p>1,28</text:p>
          </table:table-cell>
          <table:table-cell office:value-type="float" office:value="0">
            <text:p>0</text:p>
          </table:table-cell>
          <table:table-cell/>
          <table:table-cell table:style-name="ce11" office:value-type="float" office:value="15">
            <text:p>15</text:p>
          </table:table-cell>
          <table:table-cell table:style-name="ce10" table:formula="of:=[.C17]+[.C43]+[.C88]+[.C110]+[.C171]+[.C213]+[.C233]+[.C335]+[.C379]+[.C402]+[.C417]+[.C419]+[.C449]+[.C471]+[.C534]" office:value-type="float" office:value="0">
            <text:p>0</text:p>
          </table:table-cell>
          <table:table-cell table:style-name="ce12" office:value-type="string">
            <text:p>=</text:p>
          </table:table-cell>
          <table:table-cell table:style-name="ce10" table:formula="of:=[.C16]+[.C32]+[.C37]+[.C54]+[.C124]+[.C129]+[.C136]+[.C182]+[.C254]+[.C258]+[.C266]+[.C271]+[.C277]+[.C337]+[.C343]+[.C354]+[.C366]+[.C432]+[.C437]+[.C479]+[.C485]+[.C493]" office:value-type="float" office:value="0">
            <text:p>0</text:p>
          </table:table-cell>
          <table:table-cell table:number-columns-repeated="3"/>
        </table:table-row>
        <table:table-row table:style-name="ro1">
          <table:covered-table-cell/>
          <table:table-cell office:value-type="string">
            <text:p>25,15</text:p>
          </table:table-cell>
          <table:table-cell office:value-type="float" office:value="0">
            <text:p>0</text:p>
          </table:table-cell>
          <table:table-cell/>
          <table:table-cell table:style-name="ce11" office:value-type="float" office:value="16">
            <text:p>16</text:p>
          </table:table-cell>
          <table:table-cell table:style-name="ce10" table:formula="of:=[.C50]+[.C56]+[.C80]+[.C122]+[.C127]+[.C184]+[.C200]+[.C227]+[.C258]+[.C279]+[.C283]+[.C303]+[.C323]+[.C392]+[.C410]+[.C427]+[.C463]+[.C482]+[.C501]" office:value-type="float" office:value="0">
            <text:p>0</text:p>
          </table:table-cell>
          <table:table-cell table:style-name="ce12" office:value-type="string">
            <text:p>=</text:p>
          </table:table-cell>
          <table:table-cell table:style-name="ce10" table:formula="of:=[.C27]+[.C42]+[.C112]+[.C185]+[.C193]+[.C251]+[.C301]+[.C310]+[.C328]+[.C341]+[.C394]+[.C395]+[.C405]+[.C454]+[.C494]" office:value-type="float" office:value="0">
            <text:p>0</text:p>
          </table:table-cell>
          <table:table-cell table:number-columns-repeated="3"/>
        </table:table-row>
        <table:table-row table:style-name="ro1">
          <table:covered-table-cell/>
          <table:table-cell office:value-type="string">
            <text:p>15,4</text:p>
          </table:table-cell>
          <table:table-cell office:value-type="float" office:value="0">
            <text:p>0</text:p>
          </table:table-cell>
          <table:table-cell/>
          <table:table-cell table:style-name="ce11" office:value-type="float" office:value="17">
            <text:p>17</text:p>
          </table:table-cell>
          <table:table-cell table:style-name="ce10" table:formula="of:=[.C5]+[.C29]+[.C53]+[.C58]+[.C125]+[.C142]+[.C162]+[.C202]+[.C260]+[.C284]+[.C326]+[.C346]+[.C368]+[.C395]+[.C465]+[.C485]+[.C507]+[.C528]" office:value-type="float" office:value="0">
            <text:p>0</text:p>
          </table:table-cell>
          <table:table-cell table:style-name="ce12" office:value-type="string">
            <text:p>=</text:p>
          </table:table-cell>
          <table:table-cell table:style-name="ce10" table:formula="of:=[.C14]+[.C76]+[.C82]+[.C103]+[.C104]+[.C148]+[.C152]+[.C177]+[.C226]+[.C227]+[.C269]+[.C273]+[.C344]+[.C347]+[.C439]+[.C462]+[.C489]+[.C534]+[.C536]" office:value-type="float" office:value="0">
            <text:p>0</text:p>
          </table:table-cell>
          <table:table-cell table:number-columns-repeated="3"/>
        </table:table-row>
        <table:table-row table:style-name="ro1">
          <table:covered-table-cell/>
          <table:table-cell office:value-type="string">
            <text:p>13,20</text:p>
          </table:table-cell>
          <table:table-cell office:value-type="float" office:value="0">
            <text:p>0</text:p>
          </table:table-cell>
          <table:table-cell/>
          <table:table-cell table:style-name="ce11" office:value-type="float" office:value="18">
            <text:p>18</text:p>
          </table:table-cell>
          <table:table-cell table:style-name="ce10" table:formula="of:=[.C8]+[.C31]+[.C85]+[.C104]+[.C126]+[.C166]+[.C230]+[.C264]+[.C282]+[.C306]+[.C328]+[.C348]+[.C370]+[.C373]+[.C414]+[.C431]+[.C445]+[.C466]+[.C488]+[.C506]" office:value-type="float" office:value="0">
            <text:p>0</text:p>
          </table:table-cell>
          <table:table-cell table:style-name="ce12" office:value-type="string">
            <text:p>=</text:p>
          </table:table-cell>
          <table:table-cell table:style-name="ce10" table:formula="of:=[.C36]+[.C44]+[.C52]+[.C100]+[.C114]+[.C160]+[.C203]+[.C290]+[.C305]+[.C349]+[.C356]+[.C390]+[.C402]+[.C442]+[.C475]+[.C483]" office:value-type="float" office:value="0">
            <text:p>0</text:p>
          </table:table-cell>
          <table:table-cell table:number-columns-repeated="3"/>
        </table:table-row>
        <table:table-row table:style-name="ro1">
          <table:covered-table-cell/>
          <table:table-cell office:value-type="string">
            <text:p>2,27</text:p>
          </table:table-cell>
          <table:table-cell office:value-type="float" office:value="0">
            <text:p>0</text:p>
          </table:table-cell>
          <table:table-cell/>
          <table:table-cell table:style-name="ce11" office:value-type="float" office:value="19">
            <text:p>19</text:p>
          </table:table-cell>
          <table:table-cell table:style-name="ce10" table:formula="of:=[.C4]+[.C28]+[.C52]+[.C83]+[.C101]+[.C124]+[.C138]+[.C159]+[.C161]+[.C186]+[.C224]+[.C259]+[.C345]+[.C391]+[.C429]+[.C444]+[.C460]+[.C484]+[.C547]" office:value-type="float" office:value="0">
            <text:p>0</text:p>
          </table:table-cell>
          <table:table-cell table:style-name="ce12" office:value-type="string">
            <text:p>=</text:p>
          </table:table-cell>
          <table:table-cell table:style-name="ce10" table:formula="of:=[.C8]++[.C38]+[.C64]+[.C65]+[.C88]+[.C89]+[.C158]+[.C194]+[.C216]+[.C302]+[.C303]+[.C338]+[.C411]+[.C430]+[.C478]+[.C495]+[.C527]+[.C528]" office:value-type="float" office:value="0">
            <text:p>0</text:p>
          </table:table-cell>
          <table:table-cell table:number-columns-repeated="3"/>
        </table:table-row>
        <table:table-row table:style-name="ro1">
          <table:covered-table-cell/>
          <table:table-cell office:value-type="string">
            <text:p>26,12</text:p>
          </table:table-cell>
          <table:table-cell office:value-type="float" office:value="0">
            <text:p>0</text:p>
          </table:table-cell>
          <table:table-cell/>
          <table:table-cell table:style-name="ce11" office:value-type="float" office:value="20">
            <text:p>20</text:p>
          </table:table-cell>
          <table:table-cell table:style-name="ce10" table:formula="of:=[.C2]+[.C7]+[.C30]+[.C55]+[.C79]+[.C99]+[.C140]+[.C165]+[.C187]+[.C226]+[.C243]+[.C263]+[.C302]+[.C322]+[.C413]+[.C487]+[.C505]" office:value-type="float" office:value="0">
            <text:p>0</text:p>
          </table:table-cell>
          <table:table-cell table:style-name="ce12" office:value-type="string">
            <text:p>=</text:p>
          </table:table-cell>
          <table:table-cell table:style-name="ce10" table:formula="of:=[.C5]+[.C18]+[.C62]+[.C78]+[.C80]+[.C91]+[.C131]+[.C138]+[.C166]+[.C178]+[.C201]+[.C211]+[.C212]+[.C228]+[.C270]+[.C359]+[.C472]+[.C486]+[.C531]" office:value-type="float" office:value="0">
            <text:p>0</text:p>
          </table:table-cell>
          <table:table-cell table:number-columns-repeated="3"/>
        </table:table-row>
        <table:table-row table:style-name="ro1">
          <table:covered-table-cell/>
          <table:table-cell office:value-type="string">
            <text:p>3,2</text:p>
          </table:table-cell>
          <table:table-cell office:value-type="float" office:value="0">
            <text:p>0</text:p>
          </table:table-cell>
          <table:table-cell/>
          <table:table-cell table:style-name="ce11" office:value-type="float" office:value="21">
            <text:p>21</text:p>
          </table:table-cell>
          <table:table-cell table:style-name="ce10" table:formula="of:=[.C3]+[.C32]+[.C57]+[.C82]+[.C105]+[.C141]+[.C204]+[.C228]+[.C244]+[.C246]+[.C305]+[.C325]+[.C329]+[.C350]+[.C371]+[.C394]+[.C464]+[.C490]+[.C527]" office:value-type="float" office:value="0">
            <text:p>0</text:p>
          </table:table-cell>
          <table:table-cell table:style-name="ce12" office:value-type="string">
            <text:p>=</text:p>
          </table:table-cell>
          <table:table-cell table:style-name="ce10" table:formula="of:=[.C41]+[.C55]+[.C172]+[.C223]+[.C253]+[.C262]+[.C288]+[.C308]+[.C379]+[.C392]+[.C406]+[.C436]+[.C443]+[.C466]+[.C503]+[.C515]+[.C542]" office:value-type="float" office:value="0">
            <text:p>0</text:p>
          </table:table-cell>
          <table:table-cell table:number-columns-repeated="3"/>
        </table:table-row>
        <table:table-row table:style-name="ro1">
          <table:covered-table-cell/>
          <table:table-cell office:value-type="string">
            <text:p>27,1</text:p>
          </table:table-cell>
          <table:table-cell office:value-type="float" office:value="0">
            <text:p>0</text:p>
          </table:table-cell>
          <table:table-cell/>
          <table:table-cell table:style-name="ce11" office:value-type="float" office:value="22">
            <text:p>22</text:p>
          </table:table-cell>
          <table:table-cell table:style-name="ce10" table:formula="of:=[.C33]+[.C84]+[.C103]+[.C107]+[.C128]+[.C143]+[.C164]+[.C229]+[.C262]+[.C266]+[.C331]+[.C352]+[.C372]+[.C415]+[.C433]+[.C486]+[.C508]+[.C529]" office:value-type="float" office:value="0">
            <text:p>0</text:p>
          </table:table-cell>
          <table:table-cell table:style-name="ce12" office:value-type="string">
            <text:p>=</text:p>
          </table:table-cell>
          <table:table-cell table:style-name="ce10" table:formula="of:=[.C11]+[.C73]+[.C85]+[.C97]+[.C123]+[.C133]+[.C141]+[.C175]+[.C176]+[.C188]+[.C224]+[.C233]+[.C272]+[.C274]+[.C316]+[.C420]+[.C465]+[.C513]+[.C526]" office:value-type="float" office:value="0">
            <text:p>0</text:p>
          </table:table-cell>
          <table:table-cell table:number-columns-repeated="3"/>
        </table:table-row>
        <table:table-row table:style-name="ro1">
          <table:covered-table-cell/>
          <table:table-cell office:value-type="string">
            <text:p>28,10</text:p>
          </table:table-cell>
          <table:table-cell office:value-type="float" office:value="1">
            <text:p>1</text:p>
          </table:table-cell>
          <table:table-cell/>
          <table:table-cell table:style-name="ce11" office:value-type="float" office:value="23">
            <text:p>23</text:p>
          </table:table-cell>
          <table:table-cell table:style-name="ce10" table:formula="of:=[.C34]+[.C188]+[.C206]+[.C231]+[.C245]+[.C268]+[.C285]+[.C349]+[.C353]+[.C374]+[.C397]+[.C446]+[.C489]+[.C493]+[.C510]" office:value-type="float" office:value="0">
            <text:p>0</text:p>
          </table:table-cell>
          <table:table-cell table:style-name="ce12" office:value-type="string">
            <text:p>=</text:p>
          </table:table-cell>
          <table:table-cell table:style-name="ce10" table:formula="of:=[.C26]+[.C45]+[.C94]+[.C140]+[.C162]+[.C195]+[.C250]+[.C261]+[.C371]+[.C428]+[.C438]+[.C444]+[.C449]+[.C463]+[.C511]+[.C524]" office:value-type="float" office:value="0">
            <text:p>0</text:p>
          </table:table-cell>
          <table:table-cell table:number-columns-repeated="3"/>
        </table:table-row>
        <table:table-row table:style-name="ro1">
          <table:covered-table-cell/>
          <table:table-cell office:value-type="string">
            <text:p>5,24</text:p>
          </table:table-cell>
          <table:table-cell office:value-type="float" office:value="0">
            <text:p>0</text:p>
          </table:table-cell>
          <table:table-cell/>
          <table:table-cell table:style-name="ce11" office:value-type="float" office:value="24">
            <text:p>24</text:p>
          </table:table-cell>
          <table:table-cell table:style-name="ce10" table:formula="of:=[.C12]+[.C63]+[.C68]+[.C112]+[.C147]+[.C173]+[.C208]+[.C270]+[.C289]+[.C295]+[.C312]+[.C337]+[.C377]+[.C381]+[.C452]+[.C473]+[.C495]+[.C538]" office:value-type="float" office:value="0">
            <text:p>0</text:p>
          </table:table-cell>
          <table:table-cell table:style-name="ce12" office:value-type="string">
            <text:p>=</text:p>
          </table:table-cell>
          <table:table-cell table:style-name="ce10" table:formula="of:=[.C24]+[.C58]+[.C71]+[.C110]+[.C127]+[.C156]+[.C169]+[.C170]+[.C243]+[.C286]+[.C311]+[.C327]+[.C339]+[.C367]+[.C378]+[.C393]+[.C404]+[.C453]+[.C529]" office:value-type="float" office:value="0">
            <text:p>0</text:p>
          </table:table-cell>
          <table:table-cell table:number-columns-repeated="3"/>
        </table:table-row>
        <table:table-row table:style-name="ro1">
          <table:covered-table-cell/>
          <table:table-cell office:value-type="string">
            <text:p>29,11</text:p>
          </table:table-cell>
          <table:table-cell office:value-type="float" office:value="0">
            <text:p>0</text:p>
          </table:table-cell>
          <table:table-cell/>
          <table:table-cell table:style-name="ce11" office:value-type="float" office:value="25">
            <text:p>25</text:p>
          </table:table-cell>
          <table:table-cell table:style-name="ce10" table:formula="of:=[.C16]+[.C42]+[.C70]+[.C93]+[.C115]+[.C133]+[.C194]+[.C212]+[.C236]+[.C273]+[.C292]+[.C315]+[.C378]+[.C403]+[.C418]+[.C448]+[.C533]+[.C540]" office:value-type="float" office:value="0">
            <text:p>0</text:p>
          </table:table-cell>
          <table:table-cell table:style-name="ce12" office:value-type="string">
            <text:p>=</text:p>
          </table:table-cell>
          <table:table-cell table:style-name="ce10" table:formula="of:=[.C2]+[.C6]+[.C60]+[.C90]+[.C92]+[.C116]+[.C208]+[.C215]+[.C235]+[.C257]+[.C284]+[.C306]+[.C335]+[.C361]+[.C384]+[.C388]+[.C408]+[.C447]+[.C469]+[.C470]" office:value-type="float" office:value="0">
            <text:p>0</text:p>
          </table:table-cell>
          <table:table-cell table:number-columns-repeated="3"/>
        </table:table-row>
        <table:table-row table:style-name="ro1">
          <table:covered-table-cell/>
          <table:table-cell office:value-type="string">
            <text:p>6,23</text:p>
          </table:table-cell>
          <table:table-cell office:value-type="float" office:value="0">
            <text:p>0</text:p>
          </table:table-cell>
          <table:table-cell/>
          <table:table-cell table:style-name="ce11" office:value-type="float" office:value="26">
            <text:p>26</text:p>
          </table:table-cell>
          <table:table-cell table:style-name="ce10" table:formula="of:=[.C20]+[.C45]+[.C67]+[.C90]+[.C96]+[.C117]+[.C151]+[.C216]+[.C238]+[.C254]+[.C274]+[.C311]+[.C318]+[.C340]+[.C421]+[.C451]+[.C456]+[.C477]+[.C537]+[.C543]" office:value-type="float" office:value="0">
            <text:p>0</text:p>
          </table:table-cell>
          <table:table-cell table:style-name="ce12" office:value-type="string">
            <text:p>=</text:p>
          </table:table-cell>
          <table:table-cell table:style-name="ce10" table:formula="of:=[.C86]+[.C87]+[.C146]+[.C153]+[.C181]+[.C217]+[.C240]+[.C281]+[.C292]+[.C304]+[.C314]+[.C322]+[.C391]+[.C412]+[.C445]+[.C457]+[.C507]" office:value-type="float" office:value="0">
            <text:p>0</text:p>
          </table:table-cell>
          <table:table-cell table:number-columns-repeated="3"/>
        </table:table-row>
        <table:table-row table:style-name="ro1">
          <table:covered-table-cell/>
          <table:table-cell office:value-type="string">
            <text:p>30,16</text:p>
          </table:table-cell>
          <table:table-cell office:value-type="float" office:value="0">
            <text:p>0</text:p>
          </table:table-cell>
          <table:table-cell/>
          <table:table-cell table:style-name="ce11" office:value-type="float" office:value="27">
            <text:p>27</text:p>
          </table:table-cell>
          <table:table-cell table:style-name="ce10" table:formula="of:=[.C22]+[.C47]+[.C152]+[.C176]+[.C179]+[.C217]+[.C255]+[.C275]+[.C296]+[.C319]+[.C361]+[.C407]+[.C423]+[.C454]+[.C479]+[.C544]" office:value-type="float" office:value="0">
            <text:p>0</text:p>
          </table:table-cell>
          <table:table-cell table:style-name="ce12" office:value-type="string">
            <text:p>=</text:p>
          </table:table-cell>
          <table:table-cell table:style-name="ce10" table:formula="of:=[.C19]+[.C81]+[.C99]+[.C102]+[.C144]+[.C229]+[.C230]+[.C245]+[.C289]+[.C294]+[.C313]+[.C325]+[.C376]+[.C400]+[.C401]+[.C417]+[.C537]+[.C539]+[.C541]" office:value-type="float" office:value="0">
            <text:p>0</text:p>
          </table:table-cell>
          <table:table-cell table:number-columns-repeated="3"/>
        </table:table-row>
        <table:table-row table:style-name="ro1">
          <table:covered-table-cell/>
          <table:table-cell office:value-type="string">
            <text:p>19,13</text:p>
          </table:table-cell>
          <table:table-cell office:value-type="float" office:value="0">
            <text:p>0</text:p>
          </table:table-cell>
          <table:table-cell/>
          <table:table-cell table:style-name="ce11" office:value-type="float" office:value="28">
            <text:p>28</text:p>
          </table:table-cell>
          <table:table-cell table:style-name="ce10" table:formula="of:=[.C23]+[.C71]+[.C94]+[.C134]+[.C153]+[.C177]+[.C182]+[.C198]+[.C220]+[.C316]+[.C384]+[.C405]+[.C475]+[.C498]+[.C519]+[.C542]" office:value-type="float" office:value="1">
            <text:p>1</text:p>
          </table:table-cell>
          <table:table-cell table:style-name="ce12" office:value-type="string">
            <text:p>=</text:p>
          </table:table-cell>
          <table:table-cell table:style-name="ce10" table:formula="of:=[.C3]+[.C15]+[.C63]+[.C79]+[.C151]+[.C163]+[.C164]+[.C237]+[.C283]+[.C296]+[.C333]+[.C373]+[.C387]+[.C399]+[.C409]+[.C459]+[.C460]+[.C471]+[.C523]+[.C532]+[.C533]" office:value-type="float" office:value="1">
            <text:p>1</text:p>
          </table:table-cell>
          <table:table-cell table:number-columns-repeated="3"/>
        </table:table-row>
        <table:table-row table:style-name="ro1">
          <table:covered-table-cell/>
          <table:table-cell office:value-type="string">
            <text:p>17,13</text:p>
          </table:table-cell>
          <table:table-cell office:value-type="float" office:value="0">
            <text:p>0</text:p>
          </table:table-cell>
          <table:table-cell/>
          <table:table-cell table:style-name="ce11" office:value-type="float" office:value="29">
            <text:p>29</text:p>
          </table:table-cell>
          <table:table-cell table:style-name="ce10" table:formula="of:=[.C25]+[.C49]+[.C97]+[.C121]+[.C178]+[.C183]+[.C199]+[.C239]+[.C278]+[.C300]+[.C341]+[.C365]+[.C387]+[.C406]+[.C426]+[.C457]+[.C478]+[.C481]" office:value-type="float" office:value="0">
            <text:p>0</text:p>
          </table:table-cell>
          <table:table-cell table:style-name="ce12" office:value-type="string">
            <text:p>=</text:p>
          </table:table-cell>
          <table:table-cell table:style-name="ce10" table:formula="of:=[.C56]+[.C69]+[.C159]+[.C171]+[.C220]+[.C242]+[.C244]+[.C252]+[.C309]+[.C324]+[.C377]+[.C396]+[.C451]+[.C476]" office:value-type="float" office:value="0">
            <text:p>0</text:p>
          </table:table-cell>
          <table:table-cell table:number-columns-repeated="3"/>
        </table:table-row>
        <table:table-row table:style-name="ro1">
          <table:covered-table-cell/>
          <table:table-cell office:value-type="string">
            <text:p>20,14</text:p>
          </table:table-cell>
          <table:table-cell office:value-type="float" office:value="0">
            <text:p>0</text:p>
          </table:table-cell>
          <table:table-cell/>
          <table:table-cell table:style-name="ce11" office:value-type="float" office:value="30">
            <text:p>30</text:p>
          </table:table-cell>
          <table:table-cell table:style-name="ce10" table:formula="of:=[.C27]+[.C75]+[.C98]+[.C119]+[.C123]+[.C180]+[.C201]+[.C241]+[.C256]+[.C281]+[.C320]+[.C343]+[.C344]+[.C367]+[.C389]+[.C425]+[.C428]+[.C480]+[.C483]+[.C503]+[.C523]+[.C545]" office:value-type="float" office:value="0">
            <text:p>0</text:p>
          </table:table-cell>
          <table:table-cell table:style-name="ce12" office:value-type="string">
            <text:p>=</text:p>
          </table:table-cell>
          <table:table-cell table:style-name="ce10" table:formula="of:=[.C67]+[.C84]+[.C95]+[.C142]+[.C147]+[.C234]+[.C248]+[.C300]+[.C307]+[.C382]+[.C397]+[.C448]+[.C464]+[.C519]+[.C530]+[.C546]+[.C547]" office:value-type="float" office:value="0">
            <text:p>0</text:p>
          </table:table-cell>
          <table:table-cell table:number-columns-repeated="3"/>
        </table:table-row>
        <table:table-row table:style-name="ro1">
          <table:covered-table-cell/>
          <table:table-cell office:value-type="string">
            <text:p>18,1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covered-table-cell/>
          <table:table-cell office:value-type="string">
            <text:p>21,15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" office:value-type="string" table:number-columns-spanned="3" table:number-rows-spanned="1">
            <text:p>Restrição 2: Uma aresta saíndo de s</text:p>
          </table:table-cell>
          <table:covered-table-cell table:number-columns-repeated="2"/>
          <table:table-cell table:number-columns-repeated="3"/>
        </table:table-row>
        <table:table-row table:style-name="ro2">
          <table:covered-table-cell/>
          <table:table-cell office:value-type="string">
            <text:p>22,12</text:p>
          </table:table-cell>
          <table:table-cell office:value-type="float" office:value="0">
            <text:p>0</text:p>
          </table:table-cell>
          <table:table-cell/>
          <table:table-cell table:style-name="ce6" office:value-type="string">
            <text:p>Vértice</text:p>
          </table:table-cell>
          <table:table-cell table:style-name="ce6" office:value-type="string">
            <text:p>LHS</text:p>
          </table:table-cell>
          <table:table-cell table:style-name="ce6" office:value-type="string">
            <text:p>Sinal</text:p>
          </table:table-cell>
          <table:table-cell table:style-name="ce6" office:value-type="string">
            <text:p>RHS</text:p>
          </table:table-cell>
          <table:table-cell table:number-columns-repeated="3"/>
        </table:table-row>
        <table:table-row table:style-name="ro1">
          <table:covered-table-cell/>
          <table:table-cell office:value-type="string">
            <text:p>23,9</text:p>
          </table:table-cell>
          <table:table-cell office:value-type="float" office:value="0">
            <text:p>0</text:p>
          </table:table-cell>
          <table:table-cell/>
          <table:table-cell table:style-name="ce11" office:value-type="float" office:value="5">
            <text:p>5</text:p>
          </table:table-cell>
          <table:table-cell table:style-name="ce10" table:formula="of:=[.C24]+[.C78]+[.C120]+[.C136]+[.C155]+[.C160]+[.C222]+[.C257]+[.C299]+[.C386]+[.C409]+[.C441]+[.C462]+[.C500]+[.C521]+[.C526]" office:value-type="float" office:value="1">
            <text:p>1</text:p>
          </table:table-cell>
          <table:table-cell table:style-name="ce12" office:value-type="string">
            <text:p>=</text:p>
          </table:table-cell>
          <table:table-cell table:style-name="ce10" office:value-type="float" office:value="1">
            <text:p>1</text:p>
          </table:table-cell>
          <table:table-cell table:number-columns-repeated="3"/>
        </table:table-row>
        <table:table-row table:style-name="ro1">
          <table:covered-table-cell/>
          <table:table-cell office:value-type="string">
            <text:p>10,1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covered-table-cell/>
          <table:table-cell office:value-type="string">
            <text:p>8,18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" office:value-type="string" table:number-columns-spanned="3" table:number-rows-spanned="1">
            <text:p>Restrição 3: Uma aresta entrando em t</text:p>
          </table:table-cell>
          <table:covered-table-cell table:number-columns-repeated="2"/>
          <table:table-cell table:number-columns-repeated="3"/>
        </table:table-row>
        <table:table-row table:style-name="ro2">
          <table:covered-table-cell/>
          <table:table-cell office:value-type="string">
            <text:p>11,15</text:p>
          </table:table-cell>
          <table:table-cell office:value-type="float" office:value="0">
            <text:p>0</text:p>
          </table:table-cell>
          <table:table-cell/>
          <table:table-cell table:style-name="ce6" office:value-type="string">
            <text:p>Vértice</text:p>
          </table:table-cell>
          <table:table-cell table:style-name="ce6" office:value-type="string">
            <text:p>LHS</text:p>
          </table:table-cell>
          <table:table-cell table:style-name="ce6" office:value-type="string">
            <text:p>Sinal</text:p>
          </table:table-cell>
          <table:table-cell table:style-name="ce6" office:value-type="string">
            <text:p>RHS</text:p>
          </table:table-cell>
          <table:table-cell table:number-columns-repeated="3"/>
        </table:table-row>
        <table:table-row table:style-name="ro1">
          <table:covered-table-cell/>
          <table:table-cell office:value-type="string">
            <text:p>9,19</text:p>
          </table:table-cell>
          <table:table-cell office:value-type="float" office:value="0">
            <text:p>0</text:p>
          </table:table-cell>
          <table:table-cell/>
          <table:table-cell table:style-name="ce11" office:value-type="float" office:value="10">
            <text:p>10</text:p>
          </table:table-cell>
          <table:table-cell table:style-name="ce10" table:formula="of:=[.C23]+[.C31]+[.C117]+[.C135]+[.C259]+[.C267]+[.C297]+[.C323]+[.C331]+[.C491]+[.C496]+[.C525]" office:value-type="float" office:value="1">
            <text:p>1</text:p>
          </table:table-cell>
          <table:table-cell table:style-name="ce12" office:value-type="string">
            <text:p>=</text:p>
          </table:table-cell>
          <table:table-cell table:style-name="ce10" office:value-type="float" office:value="1">
            <text:p>1</text:p>
          </table:table-cell>
          <table:table-cell table:number-columns-repeated="3"/>
        </table:table-row>
        <table:table-row table:style-name="ro1">
          <table:covered-table-cell/>
          <table:table-cell office:value-type="string">
            <text:p>14,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covered-table-cell/>
          <table:table-cell office:value-type="string">
            <text:p>12,8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" office:value-type="string" table:number-columns-spanned="3" table:number-rows-spanned="1">
            <text:p>Restrição 4: Soma de Pesos</text:p>
          </table:table-cell>
          <table:covered-table-cell table:number-columns-repeated="2"/>
          <table:table-cell table:number-columns-repeated="3"/>
        </table:table-row>
        <table:table-row table:style-name="ro2">
          <table:covered-table-cell/>
          <table:table-cell office:value-type="string">
            <text:p>1,21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" office:value-type="string">
            <text:p>LHS</text:p>
          </table:table-cell>
          <table:table-cell table:style-name="ce6" office:value-type="string">
            <text:p>Sinal</text:p>
          </table:table-cell>
          <table:table-cell table:style-name="ce6" office:value-type="string">
            <text:p>RHS</text:p>
          </table:table-cell>
          <table:table-cell table:number-columns-repeated="3"/>
        </table:table-row>
        <table:table-row table:style-name="ro1">
          <table:covered-table-cell/>
          <table:table-cell office:value-type="string">
            <text:p>25,16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0" table:formula="of:=SUMPRODUCT([.C2:.C547];[Entrada.C6:.C551])" office:value-type="float" office:value="29">
            <text:p>29</text:p>
          </table:table-cell>
          <table:table-cell table:style-name="ce12" office:value-type="string">
            <text:p>&lt;=</text:p>
          </table:table-cell>
          <table:table-cell table:style-name="ce10" table:formula="of:=[Entrada.B3]" office:value-type="float" office:value="30">
            <text:p>30</text:p>
          </table:table-cell>
          <table:table-cell table:number-columns-repeated="3"/>
        </table:table-row>
        <table:table-row table:style-name="ro1">
          <table:covered-table-cell/>
          <table:table-cell office:value-type="string">
            <text:p>15,1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,1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6,2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3,1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7,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4,1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9,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6,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6,1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9,1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7,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7,1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0,2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6,2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1,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7,2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0,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8,2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1,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9,2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4,2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4,1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0,1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3,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6,3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4,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2,2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5,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8,2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,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3,2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6,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30,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4,1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7,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5,2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0,2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6,2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6,2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1,1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9,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2,3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8,2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4,2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0,2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5,1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1,1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6,2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2,2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,2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5,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8,2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,3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6,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9,2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30,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0,2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6,1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9,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7,2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2,1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8,1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1,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8,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2,1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9,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0,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5,2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1,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4,1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4,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,1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5,1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,2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6,1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3,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30,1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5,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9,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6,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30,2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9,1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7,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8,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6,2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2,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9,1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0,1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8,2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1,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5,2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8,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,1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5,1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6,1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9,2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7,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0,2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1,2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7,3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2,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8,2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1,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9,2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4,3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4,1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2,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3,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6,2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7,1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8,2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,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5,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3,2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6,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4,1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9,2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5,1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9,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7,2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7,2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2,2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0,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8,2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8,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9,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4,2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0,2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5,2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1,2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4,1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4,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2,2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7,2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8,1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9,2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7,1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30,1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4,2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8,1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9,1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6,1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6,1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9,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0,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3,2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8,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9,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4,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2,1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,1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5,1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,2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3,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4,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8,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9,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6,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30,2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7,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7,1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1,1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9,1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3,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1,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4,2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4,1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2,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0,2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5,2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5,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3,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1,2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6,1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7,2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,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4,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8,2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,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5,1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3,2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9,2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7,1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0,1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6,1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1,2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2,2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8,2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3,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2,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5,2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1,3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2,2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5,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3,2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6,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9,2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3,2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30,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4,2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0,2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1,2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3,2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1,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8,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4,3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0,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1,2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2,1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,2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3,2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6,1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7,1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30,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5,2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6,1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9,1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7,1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7,2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2,2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0,1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8,1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8,1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2,1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9,1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3,1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8,1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4,2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2,1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,2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5,1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6,2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7,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4,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,1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9,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6,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6,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30,2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8,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6,2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7,2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3,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8,2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1,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9,2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4,2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4,1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2,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5,2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3,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1,2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4,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7,2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4,1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,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5,1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9,3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4,1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0,1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6,1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6,2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1,1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8,2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9,3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4,2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0,2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1,1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6,2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4,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2,2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,2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5,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8,2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,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6,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7,1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30,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7,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0,2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6,1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6,2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1,2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7,1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7,2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8,1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1,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8,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2,1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9,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4,2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0,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5,2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1,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4,1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,1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,2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6,1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9,1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3,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30,1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30,1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9,1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7,1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7,1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8,1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3,1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1,1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8,1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2,1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3,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0,1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1,1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9,1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4,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2,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,2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3,1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7,2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,1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4,1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,1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9,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6,1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30,2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7,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7,1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8,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1,2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2,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8,2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3,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1,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9,2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4,2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5,2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5,2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3,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4,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2,3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,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8,2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,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5,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9,2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3,2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30,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4,1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9,2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6,2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6,2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1,1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7,1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7,2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3,3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8,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9,2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4,2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0,2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5,1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5,1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3,2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8,1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9,2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7,1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4,2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5,28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6,1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6,1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7,2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0,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8,1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2,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0,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5,2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5,1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5,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,2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6,1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3,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7,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,1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30,1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9,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6,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30,2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9,1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7,1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8,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8,1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2,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9,1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0,1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8,2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4,1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0,2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,1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3,1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5,1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3,1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4,2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9,2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8,2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3,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9,2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5,3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5,2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3,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6,2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4,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2,2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7,1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,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6,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9,2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6,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4,2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9,2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7,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5,1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6,2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1,3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7,2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8,2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8,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9,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4,2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0,2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5,2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1,2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4,1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4,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8,1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,2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6,1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9,1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7,1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30,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9,1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6,1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30,1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9,1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7,1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2,2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0,1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8,1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3,1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1,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8,1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9,1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3,1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8,1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4,1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4,1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,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8,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,1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5,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6,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6,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30,2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7,1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0,1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8,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7,2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2,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9,1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3,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8,2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1,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9,2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2,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0,2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3,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3,1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,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8,3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,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5,1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6,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30,2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4,2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7,1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5,2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1,1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7,1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2,2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8,3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4,2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0,2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5,2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5,1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3,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1,1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6,2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4,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,2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5,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3,2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8,2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6,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7,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30,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4,3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9,30</text:p>
          </table:table-cell>
          <table:table-cell office:value-type="float" office:value="0">
            <text:p>0</text:p>
          </table:table-cell>
          <table:table-cell table:number-columns-repeated="8"/>
        </table:table-row>
      </table:table>
      <table:table table:name="Saida" table:style-name="ta1" table:print="false">
        <table:table-column table:style-name="co1" table:default-cell-style-name="Default"/>
        <table:table-row table:style-name="ro1">
          <table:table-cell table:formula="of:=[Solucao.K2]" office:value-type="float" office:value="21">
            <text:p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2">06/22/2011</text:date>, <text:time>21:17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gor Assis</meta:initial-creator>
    <meta:creation-date>2011-05-10T07:18:39</meta:creation-date>
    <dc:date>2011-06-22T21:17:59</dc:date>
    <dc:creator>Murilo Vicentini</dc:creator>
    <meta:editing-duration>PT2H24M28S</meta:editing-duration>
    <meta:editing-cycles>21</meta:editing-cycles>
    <meta:generator>OpenOffice.org/3.3$Linux OpenOffice.org_project/330m20$Build-9567</meta:generator>
    <meta:document-statistic meta:table-count="3" meta:cell-count="2886" meta:object-count="0"/>
  </office:meta>
</office:document-meta>
</file>